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8000001A5BA1498E785F1E17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273cm" svg:height="0.974cm" svg:x="6.825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4.8cm" svg:height="14.649cm" svg:x="0.1cm" svg:y="1.174cm">
          <draw:image xlink:href="Pictures/10000201000001A8000001A5BA1498E785F1E17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1T10:09:46.153737844</dc:date>
    <meta:editing-duration>PT14M28S</meta:editing-duration>
    <meta:editing-cycles>5</meta:editing-cycles>
    <meta:generator>LibreOffice/6.4.6.2$Linux_X86_64 LibreOffice_project/40$Build-2</meta:generator>
    <meta:document-statistic meta:object-count="2"/>
  </office:meta>
</office:document-meta>
</file>

<file path=Object 1/content.xml><?xml version="1.0" encoding="utf-8"?>
<math xmlns="http://www.w3.org/1998/Math/MathML" display="block">
  <semantics>
    <mrow>
      <mi>y</mi>
      <mi mathvariant="italic">vs</mi>
      <mover accent="true">
        <mi>y</mi>
        <mo stretchy="false">^</mo>
      </mover>
    </mrow>
    <annotation encoding="StarMath 5.0">y vs hat y</annotation>
  </semantics>
</math>
</file>